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left="3.7583in" fo:margin-right="0.3335in" fo:text-align="start" style:justify-single-word="false" fo:text-indent="0in" style:auto-text-indent="false" style:page-number="auto"/>
    </style:style>
    <style:style style:name="P2" style:family="paragraph" style:parent-style-name="Text_20_body">
      <style:paragraph-properties fo:margin-left="3.7583in" fo:margin-right="0.3335in" fo:text-align="start" style:justify-single-word="false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small file written with openOffice, Except for the following Copyright note, it is empty.</text:p>
      <text:p text:style-name="P2">I hereby place this creation of mine in the public domain. Use with c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5T19:44:38</meta:creation-date>
    <dc:date>2010-06-26T18:48:41</dc:date>
    <meta:print-date>2010-04-25T19:52:32</meta:print-date>
    <meta:generator>OpenOffice.org/3.2$Linux OpenOffice.org_project/320m21$Build-9319</meta:generator>
    <meta:editing-duration>PT00H03M14S</meta:editing-duration>
    <meta:editing-cycles>2</meta:editing-cycles>
    <meta:document-statistic meta:table-count="0" meta:image-count="0" meta:object-count="0" meta:page-count="1" meta:paragraph-count="2" meta:word-count="31" meta:character-count="172"/>
  </office:meta>
</office:document-meta>
</file>